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 Ü&amp;°÷" svg:font-family=" Ü&amp;°÷"/>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15%" fo:text-align="justify" style:justify-single-word="false"/>
      <style:text-properties style:font-name="Arial" fo:font-size="10pt" style:font-size-asian="10pt" style:font-size-complex="10pt"/>
    </style:style>
    <style:style style:name="P2" style:family="paragraph" style:parent-style-name="Standard">
      <style:paragraph-properties fo:line-height="115%"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Standard">
      <style:paragraph-properties fo:line-height="115%" fo:text-align="justify"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4" style:family="paragraph" style:parent-style-name="Standard">
      <style:paragraph-properties fo:line-height="115%" fo:text-align="center" style:justify-single-word="false"/>
      <style:text-properties style:font-name=" Ü&amp;°÷" fo:font-size="12pt" fo:font-style="italic" fo:font-weight="bold" style:font-name-asian=" Ü&amp;°÷" style:font-size-asian="12pt" style:font-style-asian="italic" style:font-weight-asian="bold" style:font-name-complex=" Ü&amp;°÷" style:font-size-complex="12pt" style:font-style-complex="italic" style:font-weight-complex="bold"/>
    </style:style>
    <style:style style:name="P5" style:family="paragraph" style:parent-style-name="Standard">
      <style:paragraph-properties fo:line-height="115%" fo:text-align="justify"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6" style:family="paragraph" style:parent-style-name="Standard">
      <style:paragraph-properties fo:line-height="115%"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list-style-name="L1">
      <style:paragraph-properties fo:line-height="115%"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8" style:family="paragraph" style:parent-style-name="Standard" style:list-style-name="L2">
      <style:paragraph-properties fo:line-height="115%"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1"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e importance of algorithm skills for informed Internet use</text:p>
      <text:p text:style-name="P1"/>
      <text:p text:style-name="P1">L'algoritmo è una serie di istruzioni che trasformano input in output, nel nostro caso facciamo riferimento agli algoritmi predittivi. Mentre gli algoritmi forniscono informazioni e ricerche rilevati, i ricercatori hanno riscontrato dei problemi relativi al loro utilizzo, come la discriminazione sociale e pregiudizi, fino alle minacce alla privacy.</text:p>
      <text:p text:style-name="P1">Alcuni studi hanno mostrato che le differenti skills su internet delle persone portano ad un'iniquità nella fruizione dei benefici di internet.</text:p>
      <text:p text:style-name="P1">In questo lavoro definiamo le skills algoritmiche come la consapevolezza di come queste personalizzazioni funzionano e la comprensione di come e perché le personalizzazioni accadono.</text:p>
      <text:p text:style-name="P1">I benefit (delle skills n.d.r) possono essere per esempio più critiche nei confronti di ciò che viene mostrato. Un potenziale rischio è che un contenuto potrebbe nn essere adeguato all'utente (per esempio un'offerta di lavoro su un sito). Un modo per influenzare l'algoritmo potrebbe essere cancellare cookies e cronologia.</text:p>
      <text:p text:style-name="P1">Le domande della nostra ricerca sono:</text:p>
      <text:p text:style-name="P1">Domanda 1 – In che misura le persone sono consapevoli che i servizi online raccolgono dati?</text:p>
      <text:p text:style-name="P1">Domanda 2 – In che misura le persone sono consapevoli degli algoritmi quando usano internet?</text:p>
      <text:p text:style-name="P1">Domanda 3 – In che misura le persone capiscono che c'è una relazione tra i dati che i sistemi raccolgono e gli output che ricevono dagli algoritmi?</text:p>
      <text:p text:style-name="P1">Domanda 4 – In che misura le persone prendono le decisioni a proposito del loro comportamento basato sulla relazione descritta nella domanda 3?</text:p>
      <text:p text:style-name="P1"/>
      <text:p text:style-name="P3">Research on algorithm skills</text:p>
      <text:p text:style-name="P2">Già anni fa era stato dimostrato come i motori di ricerca effettuassero una vera e propria discriminazione contro i siti web, preferendone alcuni al posto di altri. Questo portava ad una centralizzazione del potere per coloro che incontravano i criteri di ranking degli algoritmi.</text:p>
      <text:p text:style-name="P2">Ulteriori studi hanno mostrato come gli algoritmi possono creare favoritismi e discriminazioni, per esempio, mostrando differenti prezzi per il medesimo prodotto.</text:p>
      <text:p text:style-name="P2">Le internet skills sono definite come un set di skills che rende capaci le persone di usare effettivamente ed efficacemente i benefit di internet.</text:p>
      <text:p text:style-name="P2">Definiamo le algo skills come una combinazione di </text:p>
      <text:p text:style-name="P2">1 – consapevolezza che la personalizzazione algoritmica si verifica in una data applicazione.</text:p>
      <text:p text:style-name="P2">2 – una comprensione dei meccanismi e delle conseguenze sottolineate dai processi algoritmici.</text:p>
      <text:p text:style-name="P2">Le algo skills permettono alle persone di sfruttare meglio e a loro vantaggio gli algo ed evitare pericoli.</text:p>
      <text:p text:style-name="P2">Rader and Gray hanno introdotto la nozione di feedback loops, descrivendo come l'interazione delle persone con un sistema algoritmico influenza la loro esperienza di utilizzo e viceversa. Sulla stessa riga, Melendez-Moran hanno descritto come gli utenti di TikTok aggiustano le loro pratiche di utilizzo per influenzare l'algoritmo dell'applicazione. Gli autori utilizzano la nozione di “passages” per riferirsi a come la connessione tra la consapevolezza degli algoritmi e le pratiche d'uso continuino a cambiare, descrivendo una forma di relazione tra gli users e gli algoritmi.</text:p>
      <text:p text:style-name="P2">Un modo per gli utenti di influenzare l'algoritmo è comprendere che quali informazioni i sistemi conoscono a proposito degli utenti gioca un ruolo fondamentale nei processi algoritmici.</text:p>
      <text:p text:style-name="P2">Meno studi sono sono esplicitamente concentrati sulla comprensione delle persone della relazione tra collezione dei dati personali e l'output dell'algoritmo. Vediamo qui di seguito.</text:p>
      <text:p text:style-name="P2"/>
      <text:p text:style-name="P3">People’s awareness of personal data collection online</text:p>
      <text:p text:style-name="P2">Essere consapevoli che i dati personali vengono raccolti online permette alle persone di capire il ruolo di tali dati nei processi di personalizzazione. Le persone non sono sicure circa il significato di “data protection” e “data security”, su come i dati personali vengono raccolti e come possono essere protetti.</text:p>
      <text:p text:style-name="P2">A proposito di altre internet skills, le ricerche mostrano che le perone con alte internet skills sono più brave a proteggere la loro privacy online.</text:p>
      <text:p text:style-name="P2">La letteratura presenta risultati misti su come la consapevolezza della raccolta dati influenzi l'uso di internet. Mentre esistono che non guardano a come tale consapevolezza influenzi le interazioni con gli algoritmi.</text:p>
      <text:p text:style-name="P2">Tuttavia, uno studio su 600 users giapponesi di social ha mostrato che i partecipanti che erano più bravi a gestire i loro dati personali online erano meno inclini ad essere preoccupati riguardo la protezione della loro <text:soft-page-break/>privacy. Invece, uno studio condotto sugli users di social media in US ha mostrato come chi fosse più preoccupato a proposito del fatto che i loro dati personali fossero raccolti erano meno inclini ad usare i social. Una revisione meta-analitica ha mostrato che le persone con maggiore consapevolezza dei rischi sulla privacy online sono più inclini ad usare internet.</text:p>
      <text:p text:style-name="P2">Inoltre, la letteratura suggerisce che le persone che sono solo consapevoli della raccolta dati senza avere una comprensione del perché i suoi dati siano raccolti sono più preoccupati e potrebbero anche ridurre il loro uso di internet.</text:p>
      <text:p text:style-name="P2">D'altro canto, le persone che capiscono il perché della raccolta dati e il modo in cui vengono raccolti sono più confident nell'uso di internet.</text:p>
      <text:p text:style-name="P2">Insomma, quelli che capiscono la relazione tra le caratteristiche dell'user e l'output dell'algoritmo sono più inclini all'utilizzo di internet, e più propensi ad usare i servizi online più di altri.</text:p>
      <text:p text:style-name="P2"/>
      <text:p text:style-name="P3">Methods</text:p>
      <text:p text:style-name="P2">Per rispondere alle nostre domande, analizziamo i dati presi dagli studi usando interviste approfondite semi strutturate con un diverso gruppo di adulti.</text:p>
      <text:p text:style-name="P2"/>
      <text:p text:style-name="P3">Data collection</text:p>
      <text:p text:style-name="P2">83 interviste faccia a faccia con adulti 18+, estate 2019, 5 Stati. US, Germania, Bosnia, Ungheria e Serbia. Ugual numero di uomini e donne con età differenti.</text:p>
      <text:list xml:id="list2605540311543532302" text:style-name="L1">
        <text:list-item>
          <text:p text:style-name="P7">serie di specifiche per la ricerca-</text:p>
        </text:list-item>
      </text:list>
      <text:p text:style-name="P2"/>
      <text:p text:style-name="P3">Results</text:p>
      <text:p text:style-name="P2">1 – In che misura le persone....</text:p>
      <text:p text:style-name="P2">Quasi tutti gli intervistati erano consapevoli che i dati personali potrebbero essere raccolti mentre si è su internet alla ricerca di qualcosa. I partecipanti hanno menzionato tipi differenti di questi dati, spaziando da specifiche informazioni informatiche fino a quelle personali. Alcuni hanno utilizzato semplicemente termini come “molti” o “qualunque” per rispondere alla domanda su quali informazioni raccolgono i siti.</text:p>
      <text:p text:style-name="P2"/>
      <text:p text:style-name="P2">2 - In che misura le persone sono consapevoli degli algoritmi quando usano internet?</text:p>
      <text:p text:style-name="P2">Per rispondere a questa domanda abbiamo analizzato se i partecipanti fossero consapevoli delle pratiche di personalizzazione dei siti e dei sevizi che usano. Quando abbiamo chiesto come i siti selezionano contenuti, se hanno notato cambiamenti o altro, molti sembrano essere consapevoli che le informazioni che vedono sono in qualche modo preselezionato per loro dal sistema.</text:p>
      <text:p text:style-name="P2"/>
      <text:p text:style-name="P2">3 - In che misura le persone capiscono che c'è una relazione tra i dati che i sistemi raccolgono e gli output che ricevono dagli algoritmi?</text:p>
      <text:p text:style-name="P2">La distinzione tra consapevolezza e conoscenza si riflette perfettamente nella risposta di un'infermiera della Bosnia, quando le è stato chiesto se con la stessa sua ricerca qualcuno potesse ricevere risultati differenti:</text:p>
      <text:p text:style-name="P2"><text:s/>Intervistato: SI</text:p>
      <text:p text:style-name="P2"><text:s/>Intervistatore: E perché dovrebbe essere così?</text:p>
      <text:p text:style-name="P2"><text:s/>Intervistato: Non so perché sia così, ma penso di si.</text:p>
      <text:p text:style-name="P2">L'intervistata era consapevole che la personalizzazione avviene, ma non sa perché accade.</text:p>
      <text:p text:style-name="P2">Va detto però che abbiamo rilevato che quasi ogni partecipante che era consapevole degli algoritmi era anche consapevole della raccolta dei dati personali. In altre parole, essere consapevoli che la raccolta dati personali è legata alla comprensione che questa personalizzazione accade.</text:p>
      <text:p text:style-name="P2">Un altro esempio è di un elettricista tedesco in pensione di 75 anni che ha capito che le pubblicità personalizzate sono mostrate in base alla cronologia dell'utente, ma non sapeva se differenti persone avrebbero visto risultati differenti per la stessa ricerca.</text:p>
      <text:p text:style-name="P2">Comprendere come e perché la personalizzazione accade sembra essere collegato alle esperienze d'uso.</text:p>
      <text:p text:style-name="P2">Inoltre abbiamo notato che la parole “cookie” è stata menzionata dai partecipanti in connessione con gli algoritmi e la collezione dei dati personali. Abbiamo anche rilevato che alcuni partecipanti che usavano il termine cookie sembrava non sapere cosa effettivamente fossero i cookies. Il 59% dei partecipanti non poteva identificare la corretta definizione di cookies in una domanda a risposta multipla. Probabilmente usano questo termine perché lo associano per sentito dire alla privacy e alla protezione dei dati. Il fatto <text:soft-page-break/>potrebbe anche dipendere dai banner che vedono quando visitano i websites, che sono il risultato del GDPR.</text:p>
      <text:p text:style-name="P2"/>
      <text:p text:style-name="P2">4 - In che misura le persone prendono le decisioni a proposito del loro comportamento basato sulla relazione descritta nella domanda 3?</text:p>
      <text:p text:style-name="P2">Abbiamo chiesto ai partecipanti “C'è qualcosa che potete fare a proposito della collezione delle informazioni su di voi?” e se si “cosa potete fare?”. </text:p>
      <text:p text:style-name="P2">Insieme alle domande precedenti che ci hanno dato informazioni su una consapevolezza e comprensione degli algoritmi dei partecipanti, le risposte a queste domande ci hanno permesso di scoprire che azioni le persone potrebbero fare nel tentativo di influenzare l'algoritmo. Questo ci ha permesso di analizzare come la comprensione delle persone della relazione tra dati personali e output degli algoritmi potrebbe influenzare le loro azioni online.</text:p>
      <text:p text:style-name="P2">Per esempio, un uomo americano di 50 ha detto di trovarsi più comodo con il tracciamento, perché il fatto che i siti sappiano quello che gli serve gli fa risparmiare tempo.</text:p>
      <text:p text:style-name="P2">Questi utenti fanno una stima dei pro e dei contro dell'uso e prendono una decisione consapevole di accettare la raccolta dei loro dati personali, ma anche perché vedono un vantaggio nei contenuti personalizzati.</text:p>
      <text:p text:style-name="P2">Una risposta diffusa- attraverso tutti i livelli di skills- era di limitare l'uso di internet al fine di proteggere i dati personali.</text:p>
      <text:p text:style-name="P2">Un professore di 49 anni americano ha detto “Si, io non devo cercare nulla, ma oltre a questo, probabilmente nient'altro (in merito alle azioni per la protezione dati n.d.r.)”.</text:p>
      <text:p text:style-name="P2">In modo molto interessante, abbiamo notato che anche se alcuni partecipanti sembravano essere molto consapevoli che i loro dati personali fossero raccolti per il processo di personalizzazione e sapevano inoltre le strategia per difendersi, alla fin fine si sentivano impotenti.</text:p>
      <text:p text:style-name="P2">Alcuni partecipanti sentivano che non ci fosse nulla che potessero fare per prevenire ai servizi online di raccogliere dati, eccetto limitare il loro uso di internet. </text:p>
      <text:p text:style-name="P2">Comprendere la relazione tra dati personali e output degli algoritmi quindi ha i suoi limiti. Da un lato, permette ai partecipanti di pensare coscientemente e in modo critico circa le implicazioni del loro uso di internet, e adattare il loro uso in merito. D'altro canto, non necessariamente da loro il significato di prendere il pieno controllo e l'uso dei loro dati personali.</text:p>
      <text:p text:style-name="P2"/>
      <text:p text:style-name="P3">Discussion</text:p>
      <text:p text:style-name="P2">questo studio ha esplorato le skills algoritmiche delle persone e come queste permettono alle persone di usare l'algoritmo per i loro benefici, mentre evitano i rischi. La nostra survey suggerisce che essere consapevoli circa la collezione dei dati personali collega alla comprensione degli algoritmi. I partecipanti skillati hanno capito che le informazioni che le piattaforme e siti possono raccogliere su di loro ingluenza il contenuto mostrato. Questi utenti skillati condividevano le seguenti caratteristiche:</text:p>
      <text:list xml:id="list1720771285849655226" text:style-name="L2">
        <text:list-item>
          <text:p text:style-name="P8">Avevano una comprensione base che le informazioni personalizzate sono mostrate in differenti scenari di uso basati sulla collezione dei dati personali.</text:p>
        </text:list-item>
        <text:list-item>
          <text:p text:style-name="P8">Avevano capito che possono adattare i loro comportamenti d'uso per influenzare le informazioni che gli vengono mostrate.</text:p>
        </text:list-item>
        <text:list-item>
          <text:p text:style-name="P8">Avevano delle opinioni a proposito dei pro e dei contro degli algoritmi.</text:p>
        </text:list-item>
      </text:list>
      <text:p text:style-name="P2">Tuttavia, i nostri dati suggeriscono anche che comprendere la relazione tra dati personali e algoritmi potrebbe non essere sufficiente per prendere decisioni d'uso <text:span text:style-name="T1">strategiche, </text:span>perché i partecipanti erano incerti circa le scelte che attualmente avevano.</text:p>
      <text:p text:style-name="P2">Quello che gli utenti mancavano era una approccio comprensivo che avrebbe universalmente permesso loro di controllare la raccolta dei dati personali e quindi influenzare i processi algoritmici attraverso le differenti piattaforme e siti.</text:p>
      <text:p text:style-name="P2">Estendendo la letteratura esistente che ha sottolineato come gli utenti si adattino agli ambienti algoritmici al fine di resistere e usare i sistemi a loro proprio vantaggio, la nostra ricerca mostra che i partecipanti spesso vedono come loro unica possibilità una riduzione o addirittura uno stop nell'uso di internet se vogliono evitare la personalizzazione e proteggere i loro dati. Eppure, come hanno cinicamente sottolineato i partecipanti, questa non è una vera opzione dato che il non uso di internet porta molti svantaggi e sfide nel quotidiano. </text:p>
      <text:p text:style-name="P2">In aggiunta al contributo empirico, il nostro studio fornisce anche dei vantaggi di impostazione di ricerca per <text:soft-page-break/>il futuro lavoro qualitativo e quantitativo nello studio della consapevolezza e della comprensione delle persone sugli algoritmi. Per il lavoro qualitativo, abbiamo sottolineato l'importanza di un più grande del solito e differente campione per ottenere un quadro comprensivo di differerenti prospettive. Mentre la ricerca qualitativa spesso si affida su campioni di 25-40 intervistati, abbiamo ritenuto utile avere un campione più grande per radunare più esempi e prove di skills algoritmiche. Data l'incertezza che circonda gli algo, una tale collezione di dati potrebbe essere utile.</text:p>
      <text:p text:style-name="P2">Inoltre consigliamo di richiedere partecipanti con differenti scenari d'utilizzo, dato che i partecipanti hanno mostrato varie skills correlate a differenti tipi di attività.</text:p>
      <text:p text:style-name="P2">La questione riguardo i differenti contesti può essere rilevanti per il lavoro quantitativo perchè evidenzia l'importanza di includere oggetti survey che riflettono differenti scenari d'utilizzo.</text:p>
      <text:p text:style-name="P2">Per la misurazione delle conoscenze delle skills algo, sconsigliamo di fare affidamento sulla conoscenza del termine cookies, perché la sua familiarità non necessariamente si accompagna ad un'adeguata conoscenza.</text:p>
      <text:p text:style-name="P2">Includere domande riguardo la raccolta di dati personali è un buon indicatore per le skills algoritmiche. Per di più, consigliamo di valutare le skills con oggetti mirati sulla raccolta dati cosi come sui processi di personalizzazione, soprattutto per distinguere tra quelli che sono solo consapevoli degli algo e quello che comprendono la relazione tra dati personali e output degli algoritmi.</text:p>
      <text:p text:style-name="P2">Una limitazione sul nostro lavoro è che sfortunatamente il nostro campione era abbastanza omogeneo di persone altamente istruite. Un altro limite del nostro lavoro è che le nostre analisi si basano più si intenti e decisioni piuttosto che su azioni concrete (“cancellerei i miei cookies”).</text:p>
      <text:p text:style-name="P2"/>
      <text:p text:style-name="P2"/>
      <text:p text:style-name="P3">Conclusion</text:p>
      <text:p text:style-name="P2">Sappiamo sorprendentemente poco riguardo effettivamente significhi skills algoritmiche in termini di come queste potrebbero aiutare le persone usando i digital media a loro beneficio mentre evitano i suoi rischi. </text:p>
      <text:p text:style-name="P2">In questo studio abbiamo investigato la comprensione delle persone della relazione tra sistema di raccolta dati personali delle persone e gli output algoritmici. Siti e servizi collezionano e usano dati disponibili per personalizzare contenuti da mostrare ai loro utenti.</text:p>
      <text:p text:style-name="P2">Abbiamo rilevato che i partecipanti skillati usano la loro comprensione della raccolta di dati personali per dare un senso agli algoritmi online.</text:p>
      <text:p text:style-name="P2">In merito all'importante discussione circa pregiudizi, discriminazioni e possibili manipolazioni, il nostro studio contribuisce a capire come gli utenti interagiscono con la tecnologia tutti i giorni, e come le skills algoritmiche influenzano i loro comportamenti d'uso.</text:p>
      <text:p text:style-name="P2">Invece di un patchwork di differenti approcci sulle diverse piattaforme e siti, i legislatori doverebbero spingere per delle politiche e tecniche di funzionamento uniformi che aiutino gli utenti a prendere il controllo dei loro dati e le informazioni che ricevono in maniera uniforme.</text:p>
      <text:p text:style-name="P2">Il risultato finale è quindi che comprendere la relazione tra dati personali e output algoritmici è un elemento importante delle skills algoritmiche. Le skills permettono alle persone di usare internet in una maniera informata, aiutano loro a riflettere criticamente che gli vengono date, e permette loro di sviluppare strategie di uso degli algoritmi per il loro beneficio mentre evitano i suoi rischi. La nostra ricerca mostra che quest'ultimo è limitato, perché non ci sono attualmente opzioni uniformi e convenienti in atto che aiutano il controllo del livello di personalizzazione degli utenti che incontrano attraverso i siti.</text:p>
      <text:p text:style-name="P2">Detto ciò, essere più skillati permette agli utenti di implementare strategie che danno loro più controllo oltre quello che i dati personali collezionano p potenzialmente usano per la personalizzazione dei contenuti.</text:p>
      <text:p text:style-name="P2">Questo significa che gli utenti più skillati hanno più agency in comparazione con quelli meno skillati, contribuendo alla iniquità digitale in come le persone con differenti abilità possono beneficiare dal loro uso di interne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 Ü&amp;°÷" svg:font-family=" Ü&amp;°÷"/>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10-01T15:42:25</meta:creation-date>
    <dc:date>2023-10-03T07:53:30</dc:date>
    <meta:editing-duration>PT14M33S</meta:editing-duration>
    <meta:editing-cycles>2</meta:editing-cycles>
    <meta:generator>OpenOffice/4.1.14$Unix OpenOffice.org_project/4114m1$Build-9811</meta:generator>
    <meta:document-statistic meta:table-count="0" meta:image-count="0" meta:object-count="0" meta:page-count="4" meta:paragraph-count="82" meta:word-count="2538" meta:character-count="16908"/>
  </office:meta>
</office:document-meta>
</file>